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G Times (W1)" svg:font-family="'CG Times (W1)', 'Times New Roman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4.923cm" table:align="left" style:writing-mode="lr-tb"/>
    </style:style>
    <style:style style:name="Tableau1.A" style:family="table-column">
      <style:table-column-properties style:column-width="14.923cm"/>
    </style:style>
    <style:style style:name="Tableau1.1" style:family="table-row">
      <style:table-row-properties style:min-row-height="3.956cm" style:keep-together="true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1.2" style:family="table-row">
      <style:table-row-properties style:min-row-height="0.219cm" style:keep-together="true" fo:keep-together="auto"/>
    </style:style>
    <style:style style:name="Tableau3" style:family="table">
      <style:table-properties style:width="14.841cm" table:align="left" style:writing-mode="lr-tb"/>
    </style:style>
    <style:style style:name="Tableau3.A" style:family="table-column">
      <style:table-column-properties style:column-width="5.715cm"/>
    </style:style>
    <style:style style:name="Tableau3.B" style:family="table-column">
      <style:table-column-properties style:column-width="9.126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center" style:justify-single-word="false"/>
      <style:text-properties style:font-name="Gill Sans MT" fo:language="en" fo:country="GB" fo:font-weight="bold" style:font-weight-asian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ahoma" fo:font-size="11pt" fo:language="en" fo:country="GB" fo:font-weight="bold" style:font-size-asian="11pt" style:language-asian="zxx" style:country-asian="none" style:font-weight-asian="bold" style:font-name-complex="Tahoma" style:font-size-complex="11pt"/>
    </style:style>
    <style:style style:name="P4" style:family="paragraph" style:parent-style-name="Standard">
      <style:text-properties style:font-name="Tahoma" fo:font-size="11pt" fo:language="en" fo:country="GB" fo:font-weight="normal" style:font-size-asian="11pt" style:language-asian="zxx" style:country-asian="none" style:font-weight-asian="normal" style:font-name-complex="Tahoma" style:font-size-complex="11pt" style:font-weight-complex="normal"/>
    </style:style>
    <style:style style:name="P5" style:family="paragraph" style:parent-style-name="Standard">
      <style:text-properties style:font-name="Tahoma" fo:font-size="11pt" fo:font-weight="bold" style:font-size-asian="11pt" style:font-weight-asian="bold" style:font-name-complex="Tahoma" style:font-size-complex="11pt"/>
    </style:style>
    <style:style style:name="P6" style:family="paragraph" style:parent-style-name="Standard">
      <style:text-properties style:font-name="Tahoma" fo:font-size="11pt" fo:font-weight="bold" style:font-size-asian="11pt" style:font-weight-asian="bold" style:font-name-complex="Tahoma" style:font-size-complex="11pt" style:font-weight-complex="bold"/>
    </style:style>
    <style:style style:name="P7" style:family="paragraph" style:parent-style-name="Standard">
      <style:text-properties style:font-name="Tahoma" fo:font-size="11pt" style:font-size-asian="11pt" style:font-name-complex="Tahoma" style:font-size-complex="11pt"/>
    </style:style>
    <style:style style:name="P8" style:family="paragraph" style:parent-style-name="Standard">
      <style:text-properties style:font-name="Tahoma" fo:font-size="11pt" style:font-size-asian="11pt" style:font-name-complex="Tahoma" style:font-size-complex="11pt" style:font-weight-complex="bold"/>
    </style:style>
    <style:style style:name="P9" style:family="paragraph" style:parent-style-name="Standard">
      <style:text-properties style:font-name="Tahoma" fo:font-size="11pt" fo:font-style="normal" style:font-size-asian="11pt" style:font-style-asian="normal" style:font-name-complex="Tahoma" style:font-size-complex="11pt"/>
    </style:style>
    <style:style style:name="P10" style:family="paragraph" style:parent-style-name="Standard">
      <style:paragraph-properties style:snap-to-layout-grid="false"/>
      <style:text-properties style:font-name="Tahoma" fo:font-size="11pt" fo:font-weight="normal" style:font-size-asian="11pt" style:font-weight-asian="normal" style:font-name-complex="Tahoma" style:font-size-complex="11pt" style:font-weight-complex="normal"/>
    </style:style>
    <style:style style:name="P11" style:family="paragraph" style:parent-style-name="Standard">
      <style:paragraph-properties style:snap-to-layout-grid="false"/>
      <style:text-properties style:font-name="Tahoma" fo:font-size="11pt" style:text-underline-style="solid" style:text-underline-width="auto" style:text-underline-color="font-color" fo:font-weight="normal" style:font-size-asian="11pt" style:font-weight-asian="normal" style:font-name-complex="Tahoma" style:font-size-complex="11pt" style:font-weight-complex="normal"/>
    </style:style>
    <style:style style:name="P12" style:family="paragraph" style:parent-style-name="Standard">
      <style:text-properties style:font-name="Tahoma" fo:font-size="12pt" fo:font-weight="bold" style:font-size-asian="12pt" style:font-weight-asian="bold" style:font-name-complex="Tahoma" style:font-size-complex="12pt"/>
    </style:style>
    <style:style style:name="P13" style:family="paragraph" style:parent-style-name="Standard">
      <style:text-properties style:font-name="Tahoma" fo:font-size="12pt" style:font-size-asian="12pt" style:font-name-complex="Tahoma" style:font-size-complex="12pt"/>
    </style:style>
    <style:style style:name="P14" style:family="paragraph" style:parent-style-name="Standard">
      <style:text-properties style:font-name="Tahoma" fo:font-style="normal" style:font-style-asian="normal" style:font-name-complex="Tahoma" style:font-size-complex="12pt"/>
    </style:style>
    <style:style style:name="P15" style:family="paragraph" style:parent-style-name="Standard">
      <style:text-properties style:font-name="Tahoma" fo:font-size="10pt" style:font-size-asian="10pt" style:font-name-complex="Tahoma" style:font-size-complex="10pt"/>
    </style:style>
    <style:style style:name="P16" style:family="paragraph" style:parent-style-name="Standard">
      <style:paragraph-properties fo:text-align="center" style:justify-single-word="false"/>
      <style:text-properties fo:color="#000000" style:font-name="Tahoma" fo:font-size="12pt" style:font-size-asian="12pt" style:font-name-complex="Tahoma" style:font-size-complex="12pt"/>
    </style:style>
    <style:style style:name="P17" style:family="paragraph" style:parent-style-name="Standard">
      <style:paragraph-properties fo:text-align="center" style:justify-single-word="false"/>
      <style:text-properties style:text-outline="false" style:font-name="Tahoma" fo:font-size="22pt" fo:text-shadow="none" fo:font-weight="bold" style:font-size-asian="22pt" style:font-weight-asian="bold" style:font-name-complex="Tahoma" style:font-size-complex="22pt"/>
    </style:style>
    <style:style style:name="P18" style:family="paragraph" style:parent-style-name="Body_20_Text_20_2">
      <style:text-properties style:font-name="Tahoma" style:font-name-complex="Tahoma" style:font-size-complex="11pt"/>
    </style:style>
    <style:style style:name="P19" style:family="paragraph" style:parent-style-name="Standard">
      <style:paragraph-properties fo:margin-left="0cm" fo:margin-right="0cm" fo:text-indent="0cm" style:auto-text-indent="false">
        <style:tab-stops>
          <style:tab-stop style:position="0.561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20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0.561cm"/>
          <style:tab-stop style:position="0.635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style:text-outline="false" style:font-name="Tahoma" fo:font-size="22pt" fo:text-shadow="none" fo:font-weight="bold" style:font-size-asian="22pt" style:font-weight-asian="bold" style:font-name-complex="Tahoma" style:font-size-complex="22pt"/>
    </style:style>
    <style:style style:name="P22" style:family="paragraph" style:parent-style-name="Standard">
      <style:paragraph-properties style:snap-to-layout-grid="false"/>
      <style:text-properties style:font-name="Tahoma" fo:font-size="11pt" fo:font-weight="normal" style:font-size-asian="11pt" style:font-weight-asian="normal" style:font-name-complex="Tahoma" style:font-size-complex="11pt" style:font-weight-complex="normal"/>
    </style:style>
    <style:style style:name="P23" style:family="paragraph" style:parent-style-name="Standard">
      <style:text-properties style:font-name="Tahoma" fo:font-size="11pt" style:font-size-asian="11pt" style:font-name-complex="Tahoma" style:font-size-complex="11pt"/>
    </style:style>
    <style:style style:name="P24" style:family="paragraph" style:parent-style-name="Standard" style:list-style-name="L1">
      <style:paragraph-properties fo:margin-left="0.561cm" fo:margin-right="0cm" fo:text-indent="-0.501cm" style:auto-text-indent="false"/>
      <style:text-properties style:font-name="Tahoma" fo:font-size="11pt" style:font-size-asian="11pt" style:font-name-complex="Tahoma" style:font-size-complex="11pt"/>
    </style:style>
    <style:style style:name="P25" style:family="paragraph" style:parent-style-name="Standard">
      <style:paragraph-properties fo:margin-left="0cm" fo:margin-right="0cm" fo:text-indent="0cm" style:auto-text-indent="false">
        <style:tab-stops>
          <style:tab-stop style:position="0.561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26" style:family="paragraph" style:parent-style-name="Heading_20_5">
      <style:text-properties style:font-name="Tahoma" fo:font-style="normal" style:font-style-asian="normal" style:font-name-complex="Tahoma" style:font-size-complex="12pt"/>
    </style:style>
    <style:style style:name="P27" style:family="paragraph" style:parent-style-name="Heading_20_5">
      <style:text-properties style:font-name="Tahoma" fo:font-size="11pt" fo:language="en" fo:country="GB" fo:font-style="normal" fo:font-weight="normal" style:font-size-asian="11pt" style:language-asian="zxx" style:country-asian="none" style:font-style-asian="normal" style:font-weight-asian="normal" style:font-name-complex="Tahoma" style:font-size-complex="11pt"/>
    </style:style>
    <style:style style:name="P28" style:family="paragraph" style:parent-style-name="Heading_20_4">
      <style:paragraph-properties fo:text-align="start" style:justify-single-word="false"/>
      <style:text-properties style:font-name="Tahoma" fo:font-size="11pt" fo:font-weight="bold" style:font-size-asian="11pt" style:font-weight-asian="bold" style:font-name-complex="Tahoma" style:font-size-complex="11pt"/>
    </style:style>
    <style:style style:name="P29" style:family="paragraph" style:parent-style-name="Heading_20_4">
      <style:paragraph-properties fo:text-align="start" style:justify-single-word="false" style:snap-to-layout-grid="false">
        <style:tab-stops>
          <style:tab-stop style:position="0.577cm"/>
        </style:tab-stops>
      </style:paragraph-properties>
      <style:text-properties style:font-name="Tahoma" fo:font-size="11pt" fo:font-weight="bold" style:font-size-asian="11pt" style:font-weight-asian="bold" style:font-name-complex="Tahoma" style:font-size-complex="11pt"/>
    </style:style>
    <style:style style:name="P30" style:family="paragraph" style:parent-style-name="Body_20_Text_20_2" style:list-style-name="WW8Num6">
      <style:paragraph-properties fo:margin-left="0.561cm" fo:margin-right="0cm" fo:text-indent="-0.561cm" style:auto-text-indent="false">
        <style:tab-stops>
          <style:tab-stop style:position="0.561cm"/>
        </style:tab-stops>
      </style:paragraph-properties>
      <style:text-properties style:font-name="Tahoma" style:font-name-complex="Tahoma" style:font-size-complex="11pt"/>
    </style:style>
    <style:style style:name="P31" style:family="paragraph" style:parent-style-name="Body_20_Text_20_2" style:list-style-name="WW8Num6">
      <style:paragraph-properties fo:margin-left="0cm" fo:margin-right="0cm" fo:text-indent="0cm" style:auto-text-indent="false">
        <style:tab-stops>
          <style:tab-stop style:position="0.561cm"/>
        </style:tab-stops>
      </style:paragraph-properties>
      <style:text-properties style:font-name="Tahoma" style:font-name-complex="Tahoma" style:font-size-complex="11pt"/>
    </style:style>
    <style:style style:name="P32" style:family="paragraph" style:parent-style-name="Body_20_Text_20_2" style:list-style-name="L1">
      <style:paragraph-properties fo:margin-left="0.561cm" fo:margin-right="0cm" fo:text-indent="-0.501cm" style:auto-text-indent="false"/>
      <style:text-properties style:font-name="Tahoma" fo:font-size="11pt" style:font-size-asian="11pt" style:language-asian="en" style:country-asian="GB" style:font-name-complex="Tahoma" style:font-size-complex="11pt" style:font-weight-complex="bold"/>
    </style:style>
    <style:style style:name="P33" style:family="paragraph">
      <style:paragraph-properties fo:text-align="center" style:writing-mode="lr-tb"/>
    </style:style>
    <style:style style:name="T1" style:family="text">
      <style:text-properties style:font-name="Tahoma" fo:font-size="11pt" fo:font-weight="bold" style:font-size-asian="11pt" style:font-weight-asian="bold" style:font-name-complex="Tahoma" style:font-size-complex="11pt"/>
    </style:style>
    <style:style style:name="T2" style:family="text">
      <style:text-properties style:font-name="Tahoma" fo:font-size="11pt" fo:font-weight="bold" style:font-size-asian="11pt" style:font-weight-asian="bold" style:font-name-complex="Tahoma" style:font-size-complex="11pt" style:font-weight-complex="bold"/>
    </style:style>
    <style:style style:name="T3" style:family="text">
      <style:text-properties style:font-name="Tahoma" fo:font-size="11pt" style:font-size-asian="11pt" style:font-name-complex="Tahoma" style:font-size-complex="11pt"/>
    </style:style>
    <style:style style:name="T4" style:family="text">
      <style:text-properties style:font-name="Tahoma" fo:font-size="11pt" style:text-underline-style="solid" style:text-underline-width="auto" style:text-underline-color="font-color" style:font-size-asian="11pt" style:font-name-complex="Tahoma" style:font-size-complex="11pt"/>
    </style:style>
    <style:style style:name="T5" style:family="text">
      <style:text-properties style:font-name="Tahoma" fo:font-size="11pt" style:text-underline-style="none" style:font-size-asian="11pt" style:font-name-complex="Tahoma" style:font-size-complex="11pt"/>
    </style:style>
    <style:style style:name="T6" style:family="text">
      <style:text-properties style:font-name="Tahoma" style:font-name-complex="Tahoma"/>
    </style:style>
    <style:style style:name="T7" style:family="text">
      <style:text-properties style:font-name="Tahoma" style:font-name-complex="Tahoma" style:font-size-complex="11pt"/>
    </style:style>
    <style:style style:name="T8" style:family="text">
      <style:text-properties style:font-name="Tahoma" fo:font-size="12pt" fo:font-weight="bold" style:font-size-asian="12pt" style:font-weight-asian="bold" style:font-name-complex="Tahoma" style:font-size-complex="12pt" style:font-weight-complex="bold"/>
    </style:style>
    <style:style style:name="T9" style:family="text">
      <style:text-properties style:text-outline="true" style:font-name="Tahoma" fo:font-size="11pt" fo:text-shadow="1pt 1pt" style:font-size-asian="11pt" style:font-name-complex="Tahoma" style:font-size-complex="11pt"/>
    </style:style>
    <style:style style:name="T10" style:family="text">
      <style:text-properties fo:color="#000000" style:text-outline="false" style:font-name="Tahoma" fo:font-size="12pt" fo:text-shadow="none" fo:font-weight="bold" style:font-size-asian="12pt" style:font-weight-asian="bold" style:font-name-complex="Tahoma" style:font-size-complex="12pt"/>
    </style:style>
    <text:list-style style:name="L1" text:consecutive-numbering="true">
      <text:list-level-style-bullet text:level="1" text:style-name="WW8NumSt1z0" style:num-prefix="*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7">Maxime Escourbiac</text:p>
      <text:p text:style-name="P2"><text:a xlink:type="simple" xlink:href="mailto:maxime.escourbiac@gmail.com"><text:span text:style-name="T10">maxime.escourbiac@gmail.com</text:span></text:a><text:span text:style-name="T9"><text:line-break/></text:span><text:span text:style-name="T1">+336 26 24 60 61</text:span><text:span text:style-name="T9"><text:line-break/></text:span><text:span text:style-name="T1">37 rue gonod 63000 Clermont-Ferrand FRANCE</text:span></text:p>
      <text:p text:style-name="P16"><text:a xlink:type="simple" xlink:href="http://www.maxime-escourbiac.fr/">www.maxime-escourbiac.fr</text:a></text:p>
      <text:p text:style-name="P16"/>
      <text:p text:style-name="P16"/>
      <text:p text:style-name="P3"/>
      <text:p text:style-name="P3"><draw:line text:anchor-type="char" draw:z-index="3" draw:style-name="gr1" draw:text-style-name="P33" svg:x1="0.049cm" svg:y1="0.19cm" svg:x2="15.146cm" svg:y2="0.19cm"><text:p/></draw:line></text:p>
      <text:p text:style-name="P12">PERSONAL STATEMENT</text:p>
      <text:p text:style-name="P7"/>
      <text:p text:style-name="P13">As a student at ISIMA a computing engineering school in Clermont-Ferrand.</text:p>
      <text:p text:style-name="P13">I want to use my IT development skill to help you in some parts of yours projects. </text:p>
      <text:p text:style-name="P13">Being fond of discovering new <text:s/>technologies, methods of development, I can adapt myself to join your developer team and adopt easily your development tools/environment to be efficient very quickly.</text:p>
      <text:p text:style-name="P15"><text:s text:c="4"/></text:p>
      <text:p text:style-name="P14"/>
      <text:p text:style-name="P14"/>
      <text:h text:style-name="P26" text:outline-level="5"><draw:line text:anchor-type="char" draw:z-index="0" draw:style-name="gr1" draw:text-style-name="P33" svg:x1="-0.026cm" svg:y1="0.275cm" svg:x2="15.071cm" svg:y2="0.275cm"><text:p/></draw:line></text:h>
      <text:h text:style-name="P26" text:outline-level="5">KEY SKILLS</text:h>
      <text:p text:style-name="P5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h text:style-name="P29" text:outline-level="4">Technical Skills</text:h>
            <text:list xml:id="list1234326188" text:style-name="WW8Num6">
              <text:list-item>
                <text:p text:style-name="P30">Programming languages: </text:p>
                <text:p text:style-name="P30"><text:s text:c="3"/>C, C++, C#, Visual Basic.NET, Java, Fortran,Scheme, Assembly <text:s/></text:p>
                <text:p text:style-name="P30"><text:s text:c="3"/>language, Bash(Linux).</text:p>
              </text:list-item>
              <text:list-item>
                <text:p text:style-name="P30">Web Technologies:</text:p>
                <text:p text:style-name="P30"><text:s text:c="3"/>xHTML,CSS,PHP.</text:p>
              </text:list-item>
              <text:list-item>
                <text:p text:style-name="P30">Database : </text:p>
                <text:p text:style-name="P30"><text:s text:c="3"/>MySQL, OracleDB, PhpMyAdmin</text:p>
              </text:list-item>
              <text:list-item>
                <text:p text:style-name="P30">Library used:</text:p>
                <text:p text:style-name="P30"><text:s text:c="3"/>SDL, FMOD, .NET 4.0, LINQ, ADO.NET, OleDb</text:p>
              </text:list-item>
              <text:list-item>
                <text:p text:style-name="P30">Software used:</text:p>
                <text:p text:style-name="P30"><text:s text:c="3"/>Visual Studio 2008,2010, OpenOffice,MSOffice,Doxygen, Kate,</text:p>
                <text:p text:style-name="P31"><text:s text:c="8"/>Notepad++, Emacs, Geany</text:p>
              </text:list-item>
            </text:list>
            <text:p text:style-name="P18"/>
            <text:h text:style-name="P28" text:outline-level="4">Personal Skills</text:h>
            <text:list xml:id="list560209681" text:style-name="L1">
              <text:list-item>
                <text:p text:style-name="P32">Foreign languages:</text:p>
                <text:p text:style-name="P32"><text:s text:c="3"/>English advanced,</text:p>
                <text:p text:style-name="P32"><text:s text:c="3"/>Spanish intermediate,</text:p>
              </text:list-item>
              <text:list-item>
                <text:p text:style-name="P24">Having courses in economy, management at ISIMA </text:p>
              </text:list-item>
            </text:list>
          </table:table-cell>
        </table:table-row>
        <table:table-row table:style-name="Tableau1.2">
          <table:table-cell table:style-name="Tableau1.A1" office:value-type="string">
            <text:h text:style-name="P29" text:outline-level="4"/>
          </table:table-cell>
        </table:table-row>
      </table:table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h text:style-name="P27" text:outline-level="5"><draw:line text:anchor-type="char" draw:z-index="1" draw:style-name="gr1" draw:text-style-name="P33" svg:x1="0cm" svg:y1="0.039cm" svg:x2="15.097cm" svg:y2="0.039cm"><text:p/></draw:line></text:h>
      <text:h text:style-name="P26" text:outline-level="5">EDUCATION</text:h>
      <text:p text:style-name="P7"/>
      <text:p text:style-name="P7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0">-2008-2012</text:p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>-2006-2008</text:p>
            <text:p text:style-name="P19"/>
            <text:p text:style-name="P19"/>
            <text:p text:style-name="P19"/>
            <text:p text:style-name="P19"/>
            <text:p text:style-name="P19"/>
            <text:p text:style-name="P19">-2004-2006</text:p>
          </table:table-cell>
          <table:table-cell table:style-name="Tableau3.A1" office:value-type="string">
            <text:p text:style-name="P11">ISIMA. Clermont-Ferrand (France)</text:p>
            <text:p text:style-name="P10">College of Engineering In Computer Science, Modeling and Applications</text:p>
            <text:p text:style-name="P10">Option: Software engineering &amp; Computing <text:s text:c="8"/></text:p>
            <text:p text:style-name="P10"><text:s text:c="13"/>system</text:p>
            <text:p text:style-name="P10">Diploma equivalent to a Master's Degree in Engineering</text:p>
            <text:p text:style-name="P10"/>
            <text:p text:style-name="P11">Lycée Louis Rascol. Albi(France)</text:p>
            <text:p text:style-name="P10">Two-year preparatory course for the competitive examination admission to a French grande école</text:p>
            <text:p text:style-name="P10">Option: Mechanics and Electronics</text:p>
            <text:p text:style-name="P10"/>
            <text:p text:style-name="P11">Lycée Alexis Monteil. Rodez(France)</text:p>
            <text:p text:style-name="P10">French Baccalaureate STI specializing in</text:p>
            <text:p text:style-name="P10">electronics</text:p>
            <text:p text:style-name="P10">equivalent to A levels</text:p>
          </table:table-cell>
        </table:table-row>
      </table:table>
      <text:p text:style-name="Standard"/>
      <text:p text:style-name="Standard"/>
      <text:p text:style-name="Standard"><draw:line text:anchor-type="char" draw:z-index="2" draw:style-name="gr1" draw:text-style-name="P33" svg:x1="0cm" svg:y1="0.416cm" svg:x2="15.097cm" svg:y2="0.416cm"><text:p/></draw:line><text:span text:style-name="T6"><text:line-break/><text:line-break/></text:span><text:span text:style-name="T8">PROJECT HISTORY</text:span></text:p>
      <text:p text:style-name="Standard"><text:span text:style-name="T3"><text:line-break/></text:span><text:span text:style-name="T4">First Year Project(50 hours)</text:span><text:span text:style-name="T5"> : </text:span><text:span text:style-name="T2">Battleship</text:span></text:p>
      <text:p text:style-name="P6"/>
      <text:p text:style-name="P7">Solo/Multi-player battleship game developed in language C using Posix Thread library,Socket, FMOD, SDL.</text:p>
      <text:p text:style-name="P7">A new version using Internet for multi-player mode will coming.</text:p>
      <text:p text:style-name="P7"/>
      <text:p text:style-name="P7"/>
      <text:p text:style-name="P7"><draw:line text:anchor-type="char" draw:z-index="5" draw:style-name="gr1" draw:text-style-name="P33" svg:x1="0.004cm" svg:y1="0.053cm" svg:x2="15.101cm" svg:y2="0.053cm"><text:p/></draw:line></text:p>
      <text:p text:style-name="P3">INTEREST and HOBBIES</text:p>
      <text:p text:style-name="P4"/>
      <text:p text:style-name="P4">I have played rugby since my childhood. Currently, I am the captain of the rugby team of ISIMA.</text:p>
      <text:p text:style-name="P4">Also I like to travel to discover others cultures, meet people, I could visit many places in Europe and I wish continue this type of travel in the future.</text:p>
      <text:p text:style-name="P4"/>
      <text:p text:style-name="P3"/>
      <text:p text:style-name="P3"><draw:line text:anchor-type="char" draw:z-index="4" draw:style-name="gr1" draw:text-style-name="P33" svg:x1="0cm" svg:y1="0.434cm" svg:x2="15.097cm" svg:y2="0.434cm"><text:p/></draw:line></text:p>
      <text:p text:style-name="P12"/>
      <text:p text:style-name="P12">REFERENCES</text:p>
      <text:p text:style-name="P7"/>
      <text:p text:style-name="Body_20_Text_20_2"><text:span text:style-name="T6">References are available </text:span><text:span text:style-name="T7">on request. 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G Times (W1)" svg:font-family="'CG Times (W1)', 'Times New Roman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CG Times (W1)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style:line-height-at-least="0.423cm" fo:text-align="center" style:justify-single-word="false" fo:keep-with-next="always"/>
      <style:text-properties style:font-name="Times New Roman"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style:font-name="Times New Roman" fo:font-size="12pt" fo:font-style="italic" fo:font-weight="bold" style:font-size-asian="12pt" style:font-style-asian="italic" style:font-weight-asian="bold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style:font-name="Times New Roman" fo:font-size="12pt" style:font-size-asian="12pt" style:font-size-complex="12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Body_20_Text_20_2" style:display-name="Body Text 2" style:family="paragraph" style:parent-style-name="Standard">
      <style:text-properties style:font-name="Times New Roman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fo:color="#000000"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St1z0" style:family="text">
      <style:text-properties style:font-name="Symbol" fo:font-size="11pt" style:font-size-asian="11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794cm" fo:text-indent="-0.635cm" fo:margin-left="0.794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414cm" fo:text-indent="-0.635cm" fo:margin-left="8.414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9.684cm" fo:text-indent="-0.635cm" fo:margin-left="9.684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954cm" fo:text-indent="-0.635cm" fo:margin-left="10.95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Gill Sans MT" fo:language="en" fo:country="GB" fo:font-weight="bold" style:font-weight-asian="bold"/>
    </style:style>
    <style:page-layout style:name="Mpm1">
      <style:page-layout-properties fo:page-width="21.001cm" fo:page-height="29.7cm" style:num-format="1" style:print-orientation="portrait" fo:margin-top="2.54cm" fo:margin-bottom="0.873cm" fo:margin-left="3.175cm" fo:margin-right="3.175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667cm" fo:margin-left="0cm" fo:margin-right="0cm" fo:margin-top="1.56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Your Name</dc:title>
    <meta:initial-creator>DannyChadburn</meta:initial-creator>
    <meta:creation-date>2008-03-17T16:09:00</meta:creation-date>
    <dc:creator>Maxime Escourbiac</dc:creator>
    <dc:date>2010-10-05T13:21:41</dc:date>
    <meta:editing-cycles>18</meta:editing-cycles>
    <meta:editing-duration>PT04H22M26S</meta:editing-duration>
    <meta:generator>OpenOffice.org/3.2$Linux OpenOffice.org_project/320m12$Build-9483</meta:generator>
    <meta:document-statistic meta:table-count="2" meta:image-count="0" meta:object-count="0" meta:page-count="2" meta:paragraph-count="52" meta:word-count="300" meta:character-count="2091"/>
    <meta:user-defined meta:name="Info 1"/>
    <meta:user-defined meta:name="Info 2"/>
    <meta:user-defined meta:name="Info 3"/>
    <meta:user-defined meta:name="Info 4"/>
  </office:meta>
</office:document-meta>
</file>